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10.29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7.755cm"/>
    </style:style>
    <style:style style:name="gr4" style:family="graphic" style:parent-style-name="standard">
      <style:graphic-properties draw:textarea-horizontal-align="justify" draw:textarea-vertical-align="middle" draw:auto-grow-height="false" fo:min-height="0.559cm" fo:min-width="0.485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469cm"/>
    </style:style>
    <style:style style:name="gr6" style:family="graphic" style:parent-style-name="standard">
      <style:graphic-properties draw:stroke="none" svg:stroke-color="#000000" draw:fill="none" draw:fill-color="#ffffff" fo:min-height="6.495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0.326cm"/>
    </style:style>
    <style:style style:name="gr8" style:family="graphic" style:parent-style-name="standard">
      <style:graphic-properties draw:stroke="none" svg:stroke-color="#000000" draw:fill="none" draw:fill-color="#ffffff" fo:min-height="0.704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4.58cm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5.46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528cm"/>
    </style:style>
    <style:style style:name="gr14" style:family="graphic" style:parent-style-name="standard">
      <style:graphic-properties draw:textarea-horizontal-align="justify" draw:textarea-vertical-align="middle" draw:auto-grow-height="false" fo:min-height="0.893cm" fo:min-width="7.451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14.232cm"/>
    </style:style>
    <style:style style:name="gr16" style:family="graphic" style:parent-style-name="standard">
      <style:graphic-properties draw:stroke="none" svg:stroke-color="#000000" draw:fill="none" draw:fill-color="#ffffff" fo:min-height="0.512cm"/>
    </style:style>
    <style:style style:name="gr17" style:family="graphic" style:parent-style-name="standard">
      <style:graphic-properties draw:stroke="none" svg:stroke-color="#000000" draw:fill="none" draw:fill-color="#ffffff" fo:min-height="0.766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3.006cm"/>
    </style:style>
    <style:style style:name="gr19" style:family="graphic" style:parent-style-name="standard">
      <style:graphic-properties draw:textarea-horizontal-align="justify" draw:textarea-vertical-align="middle" draw:auto-grow-height="false" fo:min-height="0.57cm" fo:min-width="0.496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6.562cm"/>
    </style:style>
    <style:style style:name="gr21" style:family="graphic" style:parent-style-name="standard">
      <style:graphic-properties draw:textarea-horizontal-align="justify" draw:textarea-vertical-align="middle" draw:auto-grow-height="false" fo:min-height="0.632cm" fo:min-width="0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1.651cm" svg:x="5.826cm" svg:y="1cm">
          <text:p text:style-name="P1">Working out the Cipher of a messa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969cm" svg:y1="2.651cm" svg:x2="4.556cm" svg:y2="6.08cm">
          <text:p/>
        </draw:line>
        <draw:custom-shape draw:style-name="gr3" draw:text-style-name="P1" draw:layer="layout" svg:width="8.255cm" svg:height="1.651cm" svg:x="1cm" svg:y="6.08cm">
          <text:p text:style-name="P1">Operation details: message,</text:p>
          <text:p text:style-name="P1">Shift key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4.28cm" svg:y1="4.618cm" svg:x2="5.826cm" svg:y2="3.54cm">
            <text:p/>
          </draw:line>
          <draw:custom-shape draw:style-name="gr4" draw:text-style-name="P2" draw:layer="layout" svg:width="1.391cm" svg:height="1.143cm" draw:transform="skewX (0.000872664625997199) rotate (0.608596310170423) translate (3.454cm 4.396cm)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1" draw:layer="layout" svg:x1="9.636cm" svg:y1="2.651cm" svg:x2="9.636cm" svg:y2="8.874cm">
          <text:p/>
        </draw:line>
        <draw:custom-shape draw:style-name="gr5" draw:text-style-name="P1" draw:layer="layout" svg:width="5.969cm" svg:height="1.27cm" svg:x="4.683cm" svg:y="8.874cm">
          <text:p text:style-name="P1">Validation of shift key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10.176cm" svg:y1="4.151cm" svg:x2="10.358cm" svg:y2="6.027cm">
            <text:p/>
          </draw:line>
          <draw:custom-shape draw:style-name="gr4" draw:text-style-name="P2" draw:layer="layout" svg:width="1.391cm" svg:height="1.143cm" draw:transform="skewX (0.00087266462599718) rotate (-1.47427961915961) translate (10.774cm 3.54cm)">
            <text:p text:style-name="P1"><text:span text:style-name="T1">S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layer="layout" svg:width="10.922cm" svg:height="6.745cm" svg:x="0.746cm" svg:y="21.955cm">
          <draw:text-box>
            <text:p>Key</text:p>
            <text:p>D – message and shiftkey</text:p>
            <text:p>SK – shif key</text:p>
            <text:p>1 – shift key &gt;=0 and &lt;=25</text:p>
            <text:p>C – cipher of the value</text:p>
            <text:p>2 – newOrd value &lt; ordValue for Z</text:p>
            <text:p/>
          </draw:text-box>
        </draw:frame>
        <draw:custom-shape draw:style-name="gr7" draw:text-style-name="P1" draw:layer="layout" svg:width="1.651cm" svg:height="1.524cm" svg:x="6.842cm" svg:y="10.144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7.223cm" svg:y1="11.287cm" svg:x2="6.08cm" svg:y2="14.843cm">
          <text:p/>
        </draw:line>
        <draw:line draw:style-name="gr2" draw:text-style-name="P1" draw:layer="layout" svg:x1="7.985cm" svg:y1="11.287cm" svg:x2="8.792cm" svg:y2="14.934cm">
          <text:p/>
        </draw:line>
        <draw:frame draw:style-name="gr8" draw:layer="layout" svg:width="1.27cm" svg:height="0.954cm" svg:x="5.699cm" svg:y="11.349cm">
          <draw:text-box>
            <text:p>T</text:p>
          </draw:text-box>
        </draw:frame>
        <draw:frame draw:style-name="gr9" draw:layer="layout" svg:width="1.143cm" svg:height="0.954cm" svg:x="8.366cm" svg:y="11.476cm">
          <draw:text-box>
            <text:p>F</text:p>
          </draw:text-box>
        </draw:frame>
        <draw:custom-shape draw:style-name="gr10" draw:text-style-name="P1" draw:layer="layout" svg:width="5.08cm" svg:height="1.397cm" svg:x="1.635cm" svg:y="14.843cm">
          <text:p text:style-name="P1">PUT: key val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5.08cm" svg:height="1.397cm" svg:x="7.477cm" svg:y="14.843cm">
          <text:p text:style-name="P1">PUT: key invali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462cm" svg:y1="2.651cm" svg:x2="14.462cm" svg:y2="6.207cm">
          <text:p/>
        </draw:line>
        <draw:custom-shape draw:style-name="gr11" draw:text-style-name="P1" draw:layer="layout" svg:width="5.969cm" svg:height="1.397cm" svg:x="13.192cm" svg:y="6.207cm">
          <text:p text:style-name="P1">Shift mani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14.906cm" svg:y1="3.553cm" svg:x2="15.207cm" svg:y2="5.414cm">
            <text:p/>
          </draw:line>
          <draw:custom-shape draw:style-name="gr4" draw:text-style-name="P2" draw:layer="layout" svg:width="1.391cm" svg:height="1.143cm" draw:transform="skewX (0.000872664625997144) rotate (-1.41092416731222) translate (15.464cm 2.905cm)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2" draw:text-style-name="P1" draw:layer="layout" svg:width="3.555cm" svg:height="3.565cm" draw:transform="skewX (-0.036651914291881) rotate (-0.804247719318988) translate (16.2703929692082cm 5.49283411243217cm)" svg:viewBox="0 0 3556 3566" svg:d="M0 3516c872 248 1475-474 1981-1010 496-527 1121-953 1454-1617l121-687-121-202">
          <text:p/>
        </draw:path>
        <draw:frame draw:style-name="gr13" draw:layer="layout" svg:width="4.572cm" svg:height="1.778cm" svg:x="11.16cm" svg:y="7.731cm">
          <draw:text-box>
            <text:p>For emerate message</text:p>
          </draw:text-box>
        </draw:frame>
        <draw:line draw:style-name="gr2" draw:text-style-name="P1" draw:layer="layout" svg:x1="15.859cm" svg:y1="7.477cm" svg:x2="15.859cm" svg:y2="9.509cm">
          <text:p/>
        </draw:line>
        <draw:custom-shape draw:style-name="gr14" draw:text-style-name="P1" draw:layer="layout" svg:width="7.951cm" svg:height="1.143cm" svg:x="12.049cm" svg:y="9.636cm">
          <text:p text:style-name="P1">NewOrd= ord + shiftVal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.651cm" svg:height="1.524cm" svg:x="15.224cm" svg:y="10.779cm">
          <text:p text:style-name="P1">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5.859cm" svg:y1="12.049cm" svg:x2="13.065cm" svg:y2="16.875cm">
          <text:p/>
        </draw:line>
        <draw:line draw:style-name="gr2" draw:text-style-name="P1" draw:layer="layout" svg:x1="16.525cm" svg:y1="11.795cm" svg:x2="17.256cm" svg:y2="14.58cm">
          <text:p/>
        </draw:line>
        <draw:custom-shape draw:style-name="gr15" draw:text-style-name="P1" draw:layer="layout" svg:width="14.732cm" svg:height="1.651cm" svg:x="1.127cm" svg:y="16.875cm">
          <text:p text:style-name="P1">NewOrd= ord value for a + newOrd – ord value for z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layer="layout" svg:width="1.016cm" svg:height="0.954cm" svg:x="14.716cm" svg:y="12.43cm">
          <draw:text-box>
            <text:p>T</text:p>
          </draw:text-box>
        </draw:frame>
        <draw:frame draw:style-name="gr17" draw:layer="layout" svg:width="1.016cm" svg:height="1.016cm" svg:x="17.256cm" svg:y="12.43cm">
          <draw:text-box>
            <text:p>F</text:p>
          </draw:text-box>
        </draw:frame>
        <draw:custom-shape draw:style-name="gr18" draw:text-style-name="P1" draw:layer="layout" svg:width="3.506cm" svg:height="1.27cm" svg:x="16.494cm" svg:y="14.589cm">
          <text:p text:style-name="P1">Do nothing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13.866cm" svg:y1="4.686cm" svg:x2="13.908cm" svg:y2="2.778cm">
            <text:p/>
          </draw:line>
          <draw:custom-shape draw:style-name="gr19" draw:text-style-name="P2" draw:layer="layout" svg:width="1.408cm" svg:height="1.158cm" draw:transform="skewX (0.000872664625997168) rotate (1.54828157944417) translate (13.192cm 5.229cm)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1" draw:layer="layout" svg:x1="16.621cm" svg:y1="2.397cm" svg:x2="17.637cm" svg:y2="20.685cm">
          <text:p/>
        </draw:line>
        <draw:custom-shape draw:style-name="gr20" draw:text-style-name="P1" draw:layer="layout" svg:width="7.062cm" svg:height="1.27cm" svg:x="12.938cm" svg:y="20.685cm">
          <text:p text:style-name="P1">Display new cipher value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16.805cm" svg:y1="17.381cm" svg:x2="17.091cm" svg:y2="19.415cm">
            <text:p/>
          </draw:line>
          <draw:custom-shape draw:style-name="gr21" draw:text-style-name="P2" draw:layer="layout" svg:width="1.516cm" svg:height="1.246cm" draw:transform="skewX (0.000872664625997125) rotate (-1.43134451956055) translate (17.427cm 16.687cm)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3T16:09:14.768525000</meta:creation-date>
    <dc:date>2015-01-03T16:33:05.923151000</dc:date>
    <meta:editing-duration>PT3M54S</meta:editing-duration>
    <meta:editing-cycles>1</meta:editing-cycles>
    <meta:document-statistic meta:object-count="43"/>
    <meta:generator>LibreOffice/4.3.1.2$MacOSX_X86_64 LibreOffice_project/958349dc3b25111dbca392fbc281a05559ef6848</meta:generator>
  </office:meta>
</office:document-meta>
</file>